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<text:span text:style-name="T1">do section- for afile in </text:span><text:span text:style-name="T2">view.get_dms_files(limit=1)</text:span></text:p></office:annotation><office:annotation><dc:creator>sge</dc:creator><dc:date>2017-09-15T09:51:30</dc:date><text:p text:style-name="P3"><text:span text:style-name="T2">do text</text:span></text:p><text:p text:style-name="P3"><text:span text:style-name="T2">from pod(content=afile.file.data, format='odt', pageBreakAfter=(not loop.afile.last and 'duplex'), renamePageStyles=True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18T14:05:08.546433339</dc:date>
    <dc:creator>sge</dc:creator>
    <meta:editing-duration>PT2H37M47S</meta:editing-duration>
    <meta:editing-cycles>39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